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text-properties officeooo:paragraph-rsid="00052f13"/>
    </style:style>
    <style:style style:name="P3" style:family="paragraph" style:parent-style-name="Standard">
      <style:text-properties fo:language="en" fo:country="GB" officeooo:rsid="00052f13" officeooo:paragraph-rsid="00052f13"/>
    </style:style>
    <style:style style:name="P4" style:family="paragraph" style:parent-style-name="Standard">
      <style:text-properties fo:language="en" fo:country="GB" officeooo:paragraph-rsid="00052f13"/>
    </style:style>
    <style:style style:name="P5" style:family="paragraph" style:parent-style-name="Standard" style:list-style-name="L1">
      <style:text-properties fo:language="en" fo:country="GB" officeooo:paragraph-rsid="00052f13"/>
    </style:style>
    <style:style style:name="P6" style:family="paragraph" style:parent-style-name="Standard" style:list-style-name="L2">
      <style:text-properties fo:language="en" fo:country="GB" officeooo:paragraph-rsid="00052f13"/>
    </style:style>
    <style:style style:name="P7" style:family="paragraph" style:parent-style-name="Standard" style:list-style-name="L4">
      <style:text-properties fo:language="en" fo:country="GB" officeooo:rsid="00058d9e" officeooo:paragraph-rsid="00058d9e"/>
    </style:style>
    <style:style style:name="P8" style:family="paragraph" style:parent-style-name="Standard">
      <style:text-properties fo:language="en" fo:country="GB" officeooo:rsid="00058d9e" officeooo:paragraph-rsid="00058d9e"/>
    </style:style>
    <style:style style:name="P9" style:family="paragraph" style:parent-style-name="Standard" style:list-style-name="L5">
      <style:text-properties fo:language="en" fo:country="GB" officeooo:rsid="00058d9e" officeooo:paragraph-rsid="00059b47"/>
    </style:style>
    <style:style style:name="P10" style:family="paragraph" style:parent-style-name="Standard" style:list-style-name="L12">
      <style:text-properties fo:language="en" fo:country="GB" officeooo:rsid="00059b47" officeooo:paragraph-rsid="00059b47"/>
    </style:style>
    <style:style style:name="P11" style:family="paragraph" style:parent-style-name="Standard">
      <style:text-properties fo:language="en" fo:country="GB" officeooo:rsid="00059b47" officeooo:paragraph-rsid="0007d9d9"/>
    </style:style>
    <style:style style:name="P12" style:family="paragraph" style:parent-style-name="Standard">
      <style:text-properties fo:language="en" fo:country="GB" officeooo:rsid="00059b47" officeooo:paragraph-rsid="0008ee6a"/>
    </style:style>
    <style:style style:name="P13" style:family="paragraph" style:parent-style-name="Standard" style:list-style-name="L1">
      <style:text-properties fo:language="en" fo:country="GB" officeooo:rsid="0006e836" officeooo:paragraph-rsid="0006e836"/>
    </style:style>
    <style:style style:name="P14" style:family="paragraph" style:parent-style-name="Standard" style:list-style-name="L13">
      <style:text-properties fo:language="en" fo:country="GB" officeooo:paragraph-rsid="0006e836"/>
    </style:style>
    <style:style style:name="P15" style:family="paragraph" style:parent-style-name="Standard">
      <style:text-properties fo:language="en" fo:country="GB" style:text-underline-style="solid" style:text-underline-width="auto" style:text-underline-color="font-color" officeooo:rsid="00059b47" officeooo:paragraph-rsid="00059b47"/>
    </style:style>
    <style:style style:name="P16" style:family="paragraph" style:parent-style-name="Standard">
      <style:text-properties fo:language="en" fo:country="GB" style:text-underline-style="solid" style:text-underline-width="auto" style:text-underline-color="font-color" officeooo:rsid="00059b47" officeooo:paragraph-rsid="0008ee6a"/>
    </style:style>
    <style:style style:name="P17" style:family="paragraph" style:parent-style-name="Standard">
      <style:text-properties officeooo:paragraph-rsid="00058d9e"/>
    </style:style>
    <style:style style:name="P18" style:family="paragraph" style:parent-style-name="Standard">
      <style:text-properties officeooo:rsid="00058d9e" officeooo:paragraph-rsid="00058d9e"/>
    </style:style>
    <style:style style:name="P19" style:family="paragraph" style:parent-style-name="Standard" style:list-style-name="L5">
      <style:text-properties officeooo:rsid="00058d9e" officeooo:paragraph-rsid="00058d9e"/>
    </style:style>
    <style:style style:name="P20" style:family="paragraph" style:parent-style-name="Standard" style:list-style-name="L7">
      <style:text-properties officeooo:rsid="00058d9e" officeooo:paragraph-rsid="00058d9e"/>
    </style:style>
    <style:style style:name="P21" style:family="paragraph" style:parent-style-name="Standard" style:list-style-name="L13">
      <style:text-properties officeooo:paragraph-rsid="0006e836"/>
    </style:style>
    <style:style style:name="P22" style:family="paragraph" style:parent-style-name="Standard" style:list-style-name="L13">
      <style:text-properties officeooo:paragraph-rsid="0007d9d9"/>
    </style:style>
    <style:style style:name="P23" style:family="paragraph" style:parent-style-name="Standard" style:list-style-name="L14">
      <style:text-properties officeooo:paragraph-rsid="0007d9d9"/>
    </style:style>
    <style:style style:name="P24" style:family="paragraph" style:parent-style-name="Standard" style:list-style-name="L14">
      <style:text-properties officeooo:paragraph-rsid="0008ee6a"/>
    </style:style>
    <style:style style:name="P25" style:family="paragraph" style:parent-style-name="Standard" style:list-style-name="L14">
      <style:text-properties officeooo:rsid="0008ee6a" officeooo:paragraph-rsid="0008ee6a"/>
    </style:style>
    <style:style style:name="P26" style:family="paragraph" style:parent-style-name="Standard">
      <style:text-properties officeooo:paragraph-rsid="000a0ecc"/>
    </style:style>
    <style:style style:name="P27" style:family="paragraph" style:parent-style-name="Text_20_body">
      <style:paragraph-properties fo:text-align="center" style:justify-single-word="false"/>
      <style:text-properties fo:language="en" fo:country="US" officeooo:rsid="000c04c6" officeooo:paragraph-rsid="000c04c6" loext:padding="0in" loext:border="none"/>
    </style:style>
    <style:style style:name="P28" style:family="paragraph" style:parent-style-name="Text_20_body">
      <style:paragraph-properties fo:text-align="center" style:justify-single-word="false"/>
      <style:text-properties fo:font-size="24pt" fo:language="en" fo:country="US" officeooo:rsid="000c04c6" officeooo:paragraph-rsid="000c04c6" style:font-size-asian="24pt" style:font-size-complex="24pt" loext:padding="0in" loext:border="none"/>
    </style:style>
    <style:style style:name="P29" style:family="paragraph" style:parent-style-name="Text_20_body">
      <style:text-properties officeooo:rsid="000dbbfc" officeooo:paragraph-rsid="000dbbfc"/>
    </style:style>
    <style:style style:name="P30"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text-properties loext:padding="0in" loext:border="none"/>
    </style:style>
    <style:style style:name="P31" style:family="paragraph" style:parent-style-name="Text_20_body">
      <style:paragraph-properties fo:margin-left="0in" fo:margin-right="0in" fo:margin-top="0in" fo:margin-bottom="0in" loext:contextual-spacing="false" fo:text-align="center" style:justify-single-word="false" fo:text-indent="0in" style:auto-text-indent="false" fo:padding="0in" fo:border="none"/>
    </style:style>
    <style:style style:name="P32" style:family="paragraph" style:parent-style-name="Title">
      <style:text-properties fo:font-weight="normal" style:font-weight-asian="normal" style:font-weight-complex="normal"/>
    </style:style>
    <style:style style:name="P33" style:family="paragraph" style:parent-style-name="Title">
      <style:text-properties fo:font-size="24pt" fo:language="en" fo:country="US" officeooo:rsid="000c04c6" style:font-size-asian="24pt" style:font-size-complex="24pt" loext:padding="0in" loext:border="none"/>
    </style:style>
    <style:style style:name="T1" style:family="text">
      <style:text-properties officeooo:rsid="00052f13"/>
    </style:style>
    <style:style style:name="T2" style:family="text">
      <style:text-properties fo:language="en" fo:country="GB"/>
    </style:style>
    <style:style style:name="T3" style:family="text">
      <style:text-properties fo:language="en" fo:country="GB" officeooo:rsid="00052f13"/>
    </style:style>
    <style:style style:name="T4" style:family="text">
      <style:text-properties fo:language="en" fo:country="GB" officeooo:rsid="00058d9e"/>
    </style:style>
    <style:style style:name="T5" style:family="text">
      <style:text-properties fo:language="en" fo:country="GB" officeooo:rsid="00059b47"/>
    </style:style>
    <style:style style:name="T6" style:family="text">
      <style:text-properties fo:language="en" fo:country="GB" officeooo:rsid="0006e836"/>
    </style:style>
    <style:style style:name="T7" style:family="text">
      <style:text-properties fo:language="en" fo:country="GB" officeooo:rsid="0007d9d9"/>
    </style:style>
    <style:style style:name="T8" style:family="text">
      <style:text-properties fo:language="en" fo:country="GB" officeooo:rsid="0008ee6a"/>
    </style:style>
    <style:style style:name="T9" style:family="text">
      <style:text-properties fo:language="en" fo:country="GB" fo:font-style="italic" officeooo:rsid="0008ee6a" style:font-style-asian="italic" style:font-style-complex="italic"/>
    </style:style>
    <style:style style:name="T10" style:family="text">
      <style:text-properties fo:language="en" fo:country="GB" fo:font-style="normal" officeooo:rsid="0008ee6a" style:font-style-asian="normal" style:font-style-complex="normal"/>
    </style:style>
    <style:style style:name="T11" style:family="text">
      <style:text-properties fo:language="en" fo:country="GB" officeooo:rsid="000a0ecc"/>
    </style:style>
    <style:style style:name="T12" style:family="text">
      <style:text-properties fo:language="en" fo:country="GB" officeooo:rsid="000c04c6"/>
    </style:style>
    <style:style style:name="T13" style:family="text">
      <style:text-properties fo:language="en" fo:country="GB" officeooo:rsid="000c04c6" loext:padding="0in" loext:border="none"/>
    </style:style>
    <style:style style:name="T14" style:family="text">
      <style:text-properties fo:language="en" fo:country="GB" officeooo:rsid="00059b47" fo:background-color="#ffff00" loext:char-shading-value="0"/>
    </style:style>
    <style:style style:name="T15" style:family="text">
      <style:text-properties fo:language="en" fo:country="GB" officeooo:rsid="00059b47" fo:background-color="#ffff00" loext:char-shading-value="0"/>
    </style:style>
    <style:style style:name="T16" style:family="text">
      <style:text-properties officeooo:rsid="00059b47"/>
    </style:style>
    <style:style style:name="T17" style:family="text">
      <style:text-properties officeooo:rsid="0006e836"/>
    </style:style>
    <style:style style:name="T18" style:family="text">
      <style:text-properties officeooo:rsid="0008ee6a"/>
    </style:style>
    <style:style style:name="T19" style:family="text">
      <style:text-properties officeooo:rsid="000c04c6"/>
    </style:style>
    <style:style style:name="T20" style:family="text">
      <style:text-properties fo:language="en" fo:country="US"/>
    </style:style>
    <style:style style:name="T21" style:family="text">
      <style:text-properties fo:language="en" fo:country="US" loext:padding="0in" loext:border="none"/>
    </style:style>
    <style:style style:name="T22" style:family="text">
      <style:text-properties fo:language="en" fo:country="US" officeooo:rsid="000e61bc" loext:padding="0in" loext:border="none"/>
    </style:style>
    <style:style style:name="T23" style:family="text">
      <style:text-properties loext:padding="0in" loext:border="none"/>
    </style:style>
    <style:style style:name="T24" style:family="text">
      <style:text-properties officeooo:rsid="00052f13" fo:background-color="#ffff00" loext:char-shading-value="0"/>
    </style:style>
    <style:style style:name="T25" style:family="text">
      <style:text-properties officeooo:rsid="00052f13" fo:background-color="#ffff00" loext:char-shading-value="0"/>
    </style:style>
    <style:style style:name="T26" style:family="text">
      <style:text-properties fo:language="nl" fo:country="NL" loext:padding="0in" loext: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Semester 4<text:line-break/>Portfolio</text:p>
      <text:p text:style-name="P33"/>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
      <text:p text:style-name="P30"/>
      <text:p text:style-name="P30"/>
      <text:p text:style-name="P30"><text:line-break/><text:span text:style-name="T20">Minka Firth</text:span></text:p>
      <text:p text:style-name="P30"/>
      <text:p text:style-name="P31"><text:span text:style-name="T21">Fontys Hogescholen<text:line-break/></text:span><text:span text:style-name="T26"> </text:span><text:span text:style-name="T21">S</text:span><text:span text:style-name="T26">emester 4 – Data Processing – Portfolio <text:line-break/></text:span><text:span text:style-name="T21">Jan</text:span><text:span text:style-name="T22">uari</text:span><text:span text:style-name="T21"> 2022</text:span></text:p>
      <text:h text:style-name="P1" text:outline-level="1">Index</text:h>
      <text:p text:style-name="P3"/>
      <text:p text:style-name="P4"><text:span text:style-name="T1">1. Theoretical Report Module 1 (01Mod1theory.pdf <text:tab/></text:span><text:span text:style-name="T25">highlighted yellow</text:span><text:span text:style-name="T1">)</text:span></text:p>
      <text:list xml:id="list1082791782" text:style-name="L1">
        <text:list-item>
          <text:p text:style-name="P5"><text:span text:style-name="T1">Relational vs non-relational database</text:span></text:p>
        </text:list-item>
        <text:list-item>
          <text:p text:style-name="P5"><text:span text:style-name="T1">Database management system</text:span></text:p>
        </text:list-item>
        <text:list-item>
          <text:p text:style-name="P5"><text:span text:style-name="T1">Approach</text:span></text:p>
        </text:list-item>
        <text:list-item>
          <text:p text:style-name="P13">Notes #2</text:p>
        </text:list-item>
      </text:list>
      <text:p text:style-name="P4"><text:tab/></text:p>
      <text:list xml:id="list3548336092" text:style-name="L2">
        <text:list-item>
          <text:p text:style-name="P6"><text:span text:style-name="T1">Spellcheck on the rest of the document (not highlighted)</text:span></text:p>
        </text:list-item>
      </text:list>
      <text:p text:style-name="P4"/>
      <text:p text:style-name="P2"><text:span text:style-name="T2"><text:tab/><text:tab/></text:span><text:span text:style-name="T3">Note: Colin also worked on some of these subjects and then merged t</text:span><text:span text:style-name="T4">he </text:span><text:span text:style-name="T3">paragraphs <text:tab/><text:tab/>that were overlapping. This means it is very hard to tell what exactly are my words <text:tab/><text:tab/>and his.</text:span></text:p>
      <text:p text:style-name="P2"><text:span text:style-name="T3"/></text:p>
      <text:p text:style-name="P4"><text:span text:style-name="T1">2. MarioImportCodeJava (folder)</text:span></text:p>
      <text:p text:style-name="P4"><text:span text:style-name="T1"><text:tab/>This is the import code for the Branch Addresses for Mario Pizzas, a very simple java<text:tab/> <text:tab/>application. I wrote this by myself.</text:span></text:p>
      <text:p text:style-name="P4"/>
      <text:p text:style-name="P4"><text:span text:style-name="T1">3. Theoretical Report Module 2 (02Mod2theory.pdf <text:tab/></text:span><text:span text:style-name="T25">highlighted yellow</text:span><text:span text:style-name="T1">)</text:span></text:p>
      <text:list xml:id="list1500055992" text:style-name="L4">
        <text:list-item>
          <text:p text:style-name="P7">ETL vs ELT</text:p>
        </text:list-item>
        <text:list-item>
          <text:p text:style-name="P7">Lagenverdeling</text:p>
        </text:list-item>
        <text:list-item>
          <text:p text:style-name="P7">Security</text:p>
        </text:list-item>
        <text:list-item>
          <text:p text:style-name="P7">Sources</text:p>
        </text:list-item>
      </text:list>
      <text:p text:style-name="P8"/>
      <text:p text:style-name="P17"><text:span text:style-name="T4"><text:tab/><text:tab/>Note: Normally I would just add another bullet with spellcheck, however, I had to <text:tab/><text:tab/>rewrite </text:span><text:span text:style-name="T11">almost </text:span><text:span text:style-name="T4">every word in the document written by Rob. I do not want to bad-<text:tab/><text:tab/><text:tab/>mouth my fellow students, but </text:span><text:span text:style-name="T11">unfortunately</text:span><text:span text:style-name="T4"> the document seemed barely coherent <text:tab/><text:tab/>and also plainly incorrect. I spent many hours pouring over the document to try and <text:tab/><text:tab/>make something resembling a proper document.</text:span></text:p>
      <text:p text:style-name="P17"><text:span text:style-name="T4"/></text:p>
      <text:p text:style-name="P18"><text:span text:style-name="T2">4. Theoretical Report Module 3 (03Mod3theory.pdf <text:tab/>not highlighted)</text:span></text:p>
      <text:list xml:id="list3153506683" text:style-name="L5">
        <text:list-header>
          <text:p text:style-name="P9">T<text:span text:style-name="T16">his is the theoretical explanation for the third module. I wrote this by myself and is therefore not highlighted. </text:span></text:p>
          <text:p text:style-name="P19"><text:span text:style-name="T2"/></text:p>
        </text:list-header>
      </text:list>
      <text:p text:style-name="P18"><text:span text:style-name="T2">5. MongoDB report (04Mod3MongoReport.pdf<text:tab/> not highlighted)</text:span></text:p>
      <text:p text:style-name="P17"><text:span text:style-name="T4"><text:tab/>T</text:span><text:span text:style-name="T5">he report with my findings of MongoDB, I worked on this individually</text:span><text:span text:style-name="T4">. </text:span></text:p>
      <text:p text:style-name="P18"><text:span text:style-name="T2"/></text:p>
      <text:p text:style-name="P18"><text:span text:style-name="T2">6. Comparison report (05Mod3Report.pdf<text:tab/> </text:span><text:span text:style-name="T15">highlighted yellow</text:span><text:span text:style-name="T2">)</text:span></text:p>
      <text:list xml:id="list3473848149" text:style-name="L7">
        <text:list-item>
          <text:p text:style-name="P20"><text:span text:style-name="T2">Cap Theorem</text:span></text:p>
        </text:list-item>
        <text:list-item>
          <text:p text:style-name="P20"><text:span text:style-name="T2">MongoDB type</text:span></text:p>
        </text:list-item>
        <text:list-item>
          <text:p text:style-name="P20"><text:span text:style-name="T2">MongoDB Use cases</text:span></text:p>
        </text:list-item>
        <text:list-item>
          <text:p text:style-name="P20"><text:span text:style-name="T2">MongoDB experience</text:span></text:p>
          <text:p text:style-name="P20"><text:span text:style-name="T2"/></text:p>
        </text:list-item>
      </text:list>
      <text:h text:style-name="P1" text:outline-level="1">Reflection</text:h>
      <text:p text:style-name="P15">Tips</text:p>
      <text:list xml:id="list2969638230" text:style-name="L13">
        <text:list-item>
          <text:p text:style-name="P14"><text:span text:style-name="T17">I really should have put more effort and focus into the technical aspects in the second Module. I was having a difficult time with not just learning new terms that seemed familiar from the first Module, but also the fact that it was a different way of thinking about, dealing and storing data. In the first Module I learned about normalisation and how this is important when organizing data, and this way of thinking was hard to throw off in the second Module.</text:span></text:p>
        </text:list-item>
        <text:list-item>
          <text:p text:style-name="P21"><text:span text:style-name="T6">While I did apply some technical techniques in the last Module, I put it off until the last moment, causing quite a bit of frustration with my team members. By that time I had already finished, edited and completed the theory report, because I was, once again, procrastinating. </text:span><text:span text:style-name="T7">It was all finished when it was supposed to be, but I could have saved myself (and Colin) some stressed by starting earlier.</text:span></text:p>
        </text:list-item>
        <text:list-item>
          <text:p text:style-name="P22"><text:span text:style-name="T7">I am really bad at keeping up the feedpulse reports. While I do no enjoy writing reflection reports, this is not the reason that I failed to upload these. Even if I work on school all weekend, I still tend to forget to fill in a feedpulse report afterwards, unless I set multiple alarms on my phone. This is definitely something I am going to have to work on. <text:s text:c="2"/></text:span></text:p>
        </text:list-item>
      </text:list>
      <text:p text:style-name="P11"/>
      <text:p text:style-name="P15">Tops</text:p>
      <text:list xml:id="list1697732172" text:style-name="L14">
        <text:list-item>
          <text:p text:style-name="P23"><text:span text:style-name="T5">W</text:span><text:span text:style-name="T7">hile, at first, I struggled with the theoretical aspect of the first two Modules, the third module made sense. I think the first two modules laid the bases enough to make some more abstract theories such as CAP and ACID etc., that I might have struggled with half a year ago, </text:span><text:span text:style-name="T8">more sense. </text:span></text:p>
        </text:list-item>
        <text:list-item>
          <text:p text:style-name="P25"><text:span text:style-name="T2">While I still struggle with formal writing (especially formal Dutch), I feel as if I have made some progress this semester. Once I get started, it is no longer as difficult to put the thoughts into words. I also noticed I have become better in analysing sources. I tend to use multiple sources on the same subject, this was first because I always had trouble putting it in my own words, but now more to make sure that the sources agree with each other. (I put these two together because they seemed related.)</text:span></text:p>
        </text:list-item>
        <text:list-item>
          <text:p text:style-name="P24"><text:span text:style-name="T8">In the first Module I learned the most about databases through actually writing an import script, while in the last Module I learned the most about NoSQL through working on the theoretical report. While I learned quite a bit about how to work </text:span><text:span text:style-name="T9">with</text:span><text:span text:style-name="T10"> big Data through NoSQL, this was mostly to MongoDB being quite easy to work with. </text:span></text:p>
        </text:list-item>
      </text:list>
      <text:list xml:id="list1047829886" text:style-name="L12">
        <text:list-header>
          <text:p text:style-name="P10"/>
        </text:list-header>
      </text:list>
      <text:p text:style-name="P16">O<text:span text:style-name="T18">verall Reflection</text:span></text:p>
      <text:p text:style-name="P12"/>
      <text:p text:style-name="P26"><text:span text:style-name="T11"><text:tab/>Compared to a semester ago, I now know a whole lot more about Databases. I still think that I learned most in the first Module, </text:span><text:span text:style-name="T12">through the</text:span><text:span text:style-name="T11"> actual programming </text:span><text:span text:style-name="T12">that was</text:span><text:span text:style-name="T11"> involve</text:span><text:span text:style-name="T12">d.</text:span><text:span text:style-name="T11"><text:line-break/><text:tab/>While I didn’t procrastinate as much this semester, I was still doing it, just differently. Formerly I would just procrastinate all my work until the last moment, cram everything into the last few weeks of the semester, have an emotional breakdown, and then a mental one, before just managing to make it. I am sure that the structure of this semester prevented me from doing so, but I did notice that </text:span><text:span text:style-name="T12">even </text:span><text:span text:style-name="T11">within the modules I wasn’t procrastinating everything as much. Just the technical aspects of it. </text:span><text:span text:style-name="T12">This is something I am going to work on next time. <text:line-break/><text:tab/>Overall, I really am not procrastinating as much (the deadline for this portfolio is tonight, and a year ago I wouldn’t have started on the document around the time that I am finishing it now), so I am making progress. <text:line-break/><text:tab/></text:span><text:span text:style-name="T11">Again, this procrastination does not come from a lack of motivation, but just afraid of failing. I am slowly making progress in this as well though (it might not be noticeable to the world, but I myself can tell that I am not as afraid to fail at e</text:span><text:span text:style-name="T12">very single little thing</text:span><text:span text:style-name="T11"> I do.</text:span></text:p>
      <text:p text:style-name="P26"><text:span text:style-name="T11">Better to do it than </text:span><text:span text:style-name="T12">to</text:span><text:span text:style-name="T11"> live with the fear of it.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dbbfc"/>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1T13:51:18.294000000</meta:creation-date>
    <dc:date>2022-01-21T15:59:42.988000000</dc:date>
    <meta:editing-duration>PT29M9S</meta:editing-duration>
    <meta:editing-cycles>3</meta:editing-cycles>
    <meta:generator>LibreOffice/6.3.0.4$Windows_X86_64 LibreOffice_project/057fc023c990d676a43019934386b85b21a9ee99</meta:generator>
    <meta:document-statistic meta:table-count="0" meta:image-count="0" meta:object-count="0" meta:page-count="3" meta:paragraph-count="44" meta:word-count="927" meta:character-count="5269" meta:non-whitespace-character-count="4360"/>
  </office:meta>
</office:document-meta>
</file>